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ans-serif"/>
    <style:font-face style:name="Wingdings" svg:font-family="Wingdings" style:font-adornments="Normal" style:font-pitch="variable" style:font-charset="x-symbol"/>
    <style:font-face style:name="inherit" svg:font-family="inherit"/>
  </office:font-face-decls>
  <office:automatic-styles>
    <style:style style:name="P1" style:family="paragraph" style:parent-style-name="Standard">
      <loext:graphic-properties draw:fill="solid" draw:fill-color="#ffffff"/>
      <style:paragraph-properties fo:margin-left="0cm" fo:margin-right="0cm" fo:margin-top="0cm" fo:margin-bottom="0cm" style:contextual-spacing="false" fo:line-height="100%" fo:text-indent="-0.635cm" style:auto-text-indent="false" fo:background-color="#ffffff" style:vertical-align="baseline">
        <style:tab-stops>
          <style:tab-stop style:position="1.27cm"/>
        </style:tab-stops>
      </style:paragraph-properties>
    </style:style>
    <style:style style:name="P2" style:family="paragraph" style:parent-style-name="Standard">
      <loext:graphic-properties draw:fill="solid" draw:fill-color="#ffffff"/>
      <style:paragraph-properties fo:margin-top="0cm" fo:margin-bottom="0cm" style:contextual-spacing="false" fo:line-height="100%" fo:background-color="#ffffff" style:vertical-align="baseline"/>
    </style:style>
    <style:style style:name="P3" style:family="paragraph" style:parent-style-name="Standard">
      <loext:graphic-properties draw:fill="solid" draw:fill-color="#ffffff"/>
      <style:paragraph-properties fo:margin-top="0cm" fo:margin-bottom="0cm" style:contextual-spacing="false" fo:line-height="100%" fo:background-color="#ffffff" style:vertical-align="baseline"/>
      <style:text-properties fo:color="#222222" loext:opacity="100%" style:font-name="Verdana" fo:font-size="12pt" fo:font-weight="bold" style:font-name-asian="Times New Roman1" style:font-size-asian="12pt" style:font-weight-asian="bold" style:font-name-complex="Times New Roman1" style:font-size-complex="12pt" style:font-weight-complex="bold"/>
    </style:style>
    <style:style style:name="P4" style:family="paragraph" style:parent-style-name="Standard">
      <loext:graphic-properties draw:fill="solid" draw:fill-color="#ffffff"/>
      <style:paragraph-properties fo:margin-top="0cm" fo:margin-bottom="0cm" style:contextual-spacing="false" fo:line-height="100%" fo:background-color="#ffffff" style:vertical-align="baseline"/>
      <style:text-properties fo:color="#222222" loext:opacity="100%" style:font-name="Verdana" fo:font-size="12pt" style:font-name-asian="Times New Roman1" style:font-size-asian="12pt" style:font-name-complex="Times New Roman1" style:font-size-complex="12pt"/>
    </style:style>
    <style:style style:name="P5" style:family="paragraph" style:parent-style-name="Standard">
      <loext:graphic-properties draw:fill="solid" draw:fill-color="#ffffff"/>
      <style:paragraph-properties fo:margin-top="0cm" fo:margin-bottom="0cm" style:contextual-spacing="false" fo:line-height="100%" fo:background-color="#ffffff" style:vertical-align="baseline"/>
      <style:text-properties fo:color="#222222" loext:opacity="100%" style:font-name="Verdana" fo:font-size="12pt" fo:font-style="italic" style:font-name-asian="Times New Roman1" style:font-size-asian="12pt" style:font-style-asian="italic" style:font-name-complex="Times New Roman1" style:font-size-complex="12pt" style:font-style-complex="italic" loext:padding="0cm" loext:border="none" loext:shadow="none"/>
    </style:style>
    <style:style style:name="P6" style:family="paragraph" style:parent-style-name="Standard">
      <loext:graphic-properties draw:fill="solid" draw:fill-color="#ffffff"/>
      <style:paragraph-properties fo:margin-top="0cm" fo:margin-bottom="0cm" style:contextual-spacing="false" fo:line-height="100%" fo:background-color="#ffffff" style:vertical-align="baseline"/>
      <style:text-properties fo:color="#222222" loext:opacity="100%" style:font-name="Verdana" fo:font-size="12pt" fo:font-style="italic" officeooo:rsid="000f9623" officeooo:paragraph-rsid="000f9623" style:font-name-asian="Times New Roman1" style:font-size-asian="12pt" style:font-style-asian="italic" style:font-name-complex="Times New Roman1" style:font-size-complex="12pt" style:font-style-complex="italic" loext:padding="0cm" loext:border="none" loext:shadow="none"/>
    </style:style>
    <style:style style:name="P7" style:family="paragraph" style:parent-style-name="Standard">
      <style:text-properties style:font-name="Verdana" fo:font-size="16pt" style:font-size-asian="16pt" style:font-size-complex="16pt"/>
    </style:style>
    <style:style style:name="P8" style:family="paragraph" style:parent-style-name="Standard">
      <style:text-properties style:font-name="Verdana" fo:font-size="12pt" officeooo:rsid="0012c13e" officeooo:paragraph-rsid="0012c13e" style:font-size-asian="10.5pt" style:font-size-complex="12pt"/>
    </style:style>
    <style:style style:name="P9" style:family="paragraph" style:parent-style-name="Standard">
      <style:text-properties fo:color="#000000" loext:opacity="100%" style:font-name="Verdana" fo:font-size="16pt" officeooo:rsid="000e8ca6" officeooo:paragraph-rsid="000e8ca6" style:font-size-asian="16pt" style:font-size-complex="16pt"/>
    </style:style>
    <style:style style:name="P10" style:family="paragraph" style:parent-style-name="comp">
      <loext:graphic-properties draw:fill="solid" draw:fill-color="#ffffff"/>
      <style:paragraph-properties fo:margin-top="0cm" fo:margin-bottom="0cm" style:contextual-spacing="false" fo:background-color="#ffffff" style:vertical-align="baseline"/>
      <style:text-properties officeooo:paragraph-rsid="0012c13e"/>
    </style:style>
    <style:style style:name="P11" style:family="paragraph" style:parent-style-name="comp">
      <loext:graphic-properties draw:fill="solid" draw:fill-color="#ffffff"/>
      <style:paragraph-properties fo:margin-top="0cm" fo:margin-bottom="0cm" style:contextual-spacing="false" fo:background-color="#ffffff" style:vertical-align="baseline"/>
      <style:text-properties officeooo:rsid="0012c13e" officeooo:paragraph-rsid="0012c13e"/>
    </style:style>
    <style:style style:name="P12" style:family="paragraph" style:parent-style-name="Normal_20__28_Web_29_">
      <loext:graphic-properties draw:fill="solid" draw:fill-color="#ffffff"/>
      <style:paragraph-properties fo:margin-top="0cm" fo:margin-bottom="0cm" style:contextual-spacing="false" fo:background-color="#ffffff" style:vertical-align="baseline"/>
    </style:style>
    <style:style style:name="P13" style:family="paragraph" style:parent-style-name="Normal_20__28_Web_29_">
      <loext:graphic-properties draw:fill="solid" draw:fill-color="#ffffff"/>
      <style:paragraph-properties fo:margin-top="0cm" fo:margin-bottom="0cm" style:contextual-spacing="false" fo:background-color="#ffffff" style:vertical-align="baseline"/>
      <style:text-properties officeooo:rsid="0012c13e" officeooo:paragraph-rsid="0012c13e"/>
    </style:style>
    <style:style style:name="P14" style:family="paragraph" style:parent-style-name="Standard">
      <loext:graphic-properties draw:fill="solid" draw:fill-color="#ffffff"/>
      <style:paragraph-properties fo:margin-top="0cm" fo:margin-bottom="0cm" style:contextual-spacing="false" fo:line-height="100%" fo:background-color="#ffffff" style:vertical-align="baseline"/>
    </style:style>
    <style:style style:name="P15" style:family="paragraph" style:parent-style-name="Standard" style:list-style-name="WWNum1">
      <loext:graphic-properties draw:fill="solid" draw:fill-color="#ffffff"/>
      <style:paragraph-properties fo:margin-left="0cm" fo:margin-right="0cm" fo:margin-top="0cm" fo:margin-bottom="0cm" style:contextual-spacing="false" fo:line-height="100%" fo:text-indent="-0.635cm" style:auto-text-indent="false" fo:background-color="#ffffff" style:vertical-align="baseline"/>
    </style:style>
    <style:style style:name="P16" style:family="paragraph" style:parent-style-name="Standard" style:list-style-name="WWNum2">
      <loext:graphic-properties draw:fill="solid" draw:fill-color="#ffffff"/>
      <style:paragraph-properties fo:margin-left="0cm" fo:margin-right="0cm" fo:margin-top="0cm" fo:margin-bottom="0cm" style:contextual-spacing="false" fo:line-height="100%" fo:text-indent="-0.635cm" style:auto-text-indent="false" fo:background-color="#ffffff" style:vertical-align="baseline"/>
    </style:style>
    <style:style style:name="P17" style:family="paragraph" style:parent-style-name="Standard" style:list-style-name="WWNum3">
      <loext:graphic-properties draw:fill="solid" draw:fill-color="#ffffff"/>
      <style:paragraph-properties fo:margin-left="0cm" fo:margin-right="0cm" fo:margin-top="0cm" fo:margin-bottom="0cm" style:contextual-spacing="false" fo:line-height="100%" fo:text-indent="-0.635cm" style:auto-text-indent="false" fo:background-color="#ffffff" style:vertical-align="baseline"/>
    </style:style>
    <style:style style:name="P18" style:family="paragraph" style:parent-style-name="Standard">
      <loext:graphic-properties draw:fill="solid" draw:fill-color="#ffffff"/>
      <style:paragraph-properties fo:margin-top="0cm" fo:margin-bottom="0cm" style:contextual-spacing="false" fo:line-height="100%" fo:background-color="#ffffff" style:vertical-align="baseline"/>
      <style:text-properties officeooo:rsid="000f9623" officeooo:paragraph-rsid="000f9623"/>
    </style:style>
    <style:style style:name="P19" style:family="paragraph" style:parent-style-name="Standard">
      <loext:graphic-properties draw:fill="solid" draw:fill-color="#ffffff"/>
      <style:paragraph-properties fo:margin-top="0cm" fo:margin-bottom="0cm" style:contextual-spacing="false" fo:line-height="150%" fo:background-color="#ffffff" style:vertical-align="baseline"/>
      <style:text-properties officeooo:paragraph-rsid="000e8ca6"/>
    </style:style>
    <style:style style:name="P20" style:family="paragraph" style:parent-style-name="Standard">
      <loext:graphic-properties draw:fill="solid" draw:fill-color="#ffffff"/>
      <style:paragraph-properties fo:margin-top="0cm" fo:margin-bottom="0cm" style:contextual-spacing="false" fo:line-height="150%" fo:background-color="#ffffff" style:vertical-align="baseline"/>
    </style:style>
    <style:style style:name="P21" style:family="paragraph" style:parent-style-name="Standard">
      <style:paragraph-properties fo:margin-top="0cm" fo:margin-bottom="0cm" style:contextual-spacing="false" fo:line-height="150%"/>
    </style:style>
    <style:style style:name="P22" style:family="paragraph" style:parent-style-name="Standard">
      <loext:graphic-properties draw:fill="solid" draw:fill-color="#ffffff"/>
      <style:paragraph-properties fo:margin-top="0cm" fo:margin-bottom="0cm" style:contextual-spacing="false" fo:line-height="150%" fo:background-color="#ffffff" style:vertical-align="baseline"/>
      <style:text-properties officeooo:rsid="000e8ca6" officeooo:paragraph-rsid="000e8ca6"/>
    </style:style>
    <style:style style:name="P23" style:family="paragraph" style:parent-style-name="Standard">
      <style:text-properties officeooo:rsid="000e8ca6" officeooo:paragraph-rsid="000e8ca6"/>
    </style:style>
    <style:style style:name="P24" style:family="paragraph" style:parent-style-name="Standard">
      <style:text-properties officeooo:paragraph-rsid="000e8ca6"/>
    </style:style>
    <style:style style:name="P25" style:family="paragraph" style:parent-style-name="Standard">
      <style:text-properties officeooo:paragraph-rsid="000f9623"/>
    </style:style>
    <style:style style:name="P26" style:family="paragraph" style:parent-style-name="Standard">
      <style:text-properties officeooo:rsid="0012c13e" officeooo:paragraph-rsid="0012c13e"/>
    </style:style>
    <style:style style:name="P27" style:family="paragraph" style:parent-style-name="Text_20_body">
      <style:text-properties fo:font-weight="normal" officeooo:rsid="0012c13e" officeooo:paragraph-rsid="0012c13e"/>
    </style:style>
    <style:style style:name="P28"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2" fo:font-size="11pt" fo:font-style="normal" style:text-underline-style="none" fo:font-weight="normal" style:text-blinking="false" fo:background-color="transparent"/>
    </style:style>
    <style:style style:name="T1" style:family="text">
      <style:text-properties fo:color="#222222" loext:opacity="100%" style:font-name="Verdana" fo:font-size="12pt" fo:font-weight="bold" style:font-name-asian="Times New Roman1" style:font-size-asian="12pt" style:font-weight-asian="bold" style:font-name-complex="Times New Roman1" style:font-size-complex="12pt" style:font-weight-complex="bold"/>
    </style:style>
    <style:style style:name="T2" style:family="text">
      <style:text-properties fo:color="#222222" loext:opacity="100%" style:font-name="Verdana" fo:font-size="12pt" fo:font-style="italic" fo:font-weight="bold" style:font-name-asian="Times New Roman1" style:font-size-asian="12pt" style:font-style-asian="italic" style:font-weight-asian="bold" style:font-name-complex="Times New Roman1" style:font-size-complex="12pt" style:font-style-complex="italic" style:font-weight-complex="bold" loext:padding="0cm" loext:border="none" loext:shadow="none"/>
    </style:style>
    <style:style style:name="T3" style:family="text">
      <style:text-properties fo:color="#222222" loext:opacity="100%" style:font-name="Verdana" fo:font-size="12pt" fo:font-style="italic" style:font-name-asian="Times New Roman1" style:font-size-asian="12pt" style:font-style-asian="italic" style:font-name-complex="Times New Roman1" style:font-size-complex="12pt" style:font-style-complex="italic" loext:padding="0cm" loext:border="none" loext:shadow="none"/>
    </style:style>
    <style:style style:name="T4" style:family="text">
      <style:text-properties fo:color="#222222" loext:opacity="100%" style:font-name="Verdana" fo:font-size="12pt" fo:font-style="italic" officeooo:rsid="000f9623" style:font-name-asian="Times New Roman1" style:font-size-asian="12pt" style:font-style-asian="italic" style:font-name-complex="Times New Roman1" style:font-size-complex="12pt" style:font-style-complex="italic" loext:padding="0cm" loext:border="none" loext:shadow="none"/>
    </style:style>
    <style:style style:name="T5" style:family="text">
      <style:text-properties fo:color="#222222" loext:opacity="100%" style:font-name="Verdana" fo:font-size="12pt" style:font-name-asian="Times New Roman1" style:font-size-asian="12pt" style:font-name-complex="Times New Roman1" style:font-size-complex="12pt"/>
    </style:style>
    <style:style style:name="T6" style:family="text">
      <style:text-properties style:font-name="Verdana"/>
    </style:style>
    <style:style style:name="T7" style:family="text">
      <style:text-properties style:font-name="Verdana" fo:font-size="16pt" style:font-size-asian="16pt" style:font-size-complex="16pt"/>
    </style:style>
    <style:style style:name="T8" style:family="text">
      <style:text-properties style:font-name="Verdana" fo:font-size="16pt" officeooo:rsid="000e8ca6" style:font-size-asian="16pt" style:font-size-complex="16pt"/>
    </style:style>
    <style:style style:name="T9" style:family="text">
      <style:text-properties style:font-name="Verdana" fo:font-size="16pt" officeooo:rsid="000f9623" style:font-size-asian="16pt" style:font-size-complex="16pt"/>
    </style:style>
    <style:style style:name="T10" style:family="text">
      <style:text-properties fo:color="#282828" loext:opacity="100%" style:font-name="Verdana"/>
    </style:style>
    <style:style style:name="T11" style:family="text">
      <style:text-properties fo:color="#282828" loext:opacity="100%" style:font-name="Verdana" fo:font-style="normal" fo:font-weight="bold" style:font-style-asian="normal" style:font-weight-asian="bold" style:font-style-complex="normal" style:font-weight-complex="bold" loext:padding="0cm" loext:border="none" loext:shadow="none"/>
    </style:style>
    <style:style style:name="T12" style:family="text">
      <style:text-properties fo:color="#282828" loext:opacity="100%" style:font-name="Verdana" fo:font-style="normal" style:font-style-asian="normal" style:font-style-complex="normal" loext:padding="0cm" loext:border="none" loext:shadow="none"/>
    </style:style>
    <style:style style:name="T13" style:family="text">
      <style:text-properties fo:color="#282828" loext:opacity="100%" style:font-name="Verdana" fo:font-style="italic" style:font-style-asian="italic" style:font-style-complex="italic"/>
    </style:style>
    <style:style style:name="T14" style:family="text">
      <style:text-properties fo:color="#282828" loext:opacity="100%" style:font-name="Verdana" fo:font-style="italic" officeooo:rsid="0012c13e" style:font-style-asian="italic" style:font-style-complex="italic"/>
    </style:style>
    <style:style style:name="T15" style:family="text">
      <style:text-properties fo:color="#282828" loext:opacity="100%" style:font-name="Verdana" officeooo:rsid="0012c13e"/>
    </style:style>
    <style:style style:name="T16" style:family="text">
      <style:text-properties fo:color="#242323" loext:opacity="100%" style:font-name="Verdana" fo:letter-spacing="0.019cm" fo:font-weight="bold" style:font-weight-asian="bold" style:font-name-complex="Arial1" style:font-weight-complex="bold" loext:padding="0cm" loext:border="none" loext:shadow="none"/>
    </style:style>
    <style:style style:name="T17" style:family="text">
      <style:text-properties fo:color="#596172" loext:opacity="100%" style:font-name="Verdana" fo:letter-spacing="0.019cm" style:font-name-complex="Arial1"/>
    </style:style>
    <style:style style:name="T18" style:family="text">
      <style:text-properties fo:font-variant="normal" fo:text-transform="none" fo:color="#000000" loext:opacity="100%" style:font-name="inherit" fo:font-size="16.7999992370605pt" fo:letter-spacing="normal" fo:language="en" fo:country="US" fo:font-style="normal" fo:font-weight="normal"/>
    </style:style>
    <style:style style:name="T19" style:family="text">
      <style:text-properties fo:font-variant="normal" fo:text-transform="none" fo:color="#000000" loext:opacity="100%" style:font-name="inherit" fo:font-size="16.7999992370605pt" fo:letter-spacing="normal" fo:language="en" fo:country="US" fo:font-style="normal" fo:font-weight="normal" officeooo:rsid="000f9623"/>
    </style:style>
    <style:style style:name="T20" style:family="text">
      <style:text-properties fo:font-variant="normal" fo:text-transform="none" fo:color="#000000" loext:opacity="100%" style:text-line-through-style="none" style:text-line-through-type="none" style:font-name="Verdana1" fo:font-size="12pt" fo:font-style="normal" style:text-underline-style="none" style:text-blinking="false" fo:background-color="#ffffff" loext:char-shading-value="0"/>
    </style:style>
    <style:style style:name="T21" style:family="text">
      <style:text-properties fo:font-variant="normal" fo:text-transform="none" fo:color="#000000" loext:opacity="100%" style:text-line-through-style="none" style:text-line-through-type="none" style:font-name="Verdana1" fo:font-size="12pt" fo:font-style="normal"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DIRECT SPEECH<text:tab/><text:tab/><text:tab/> <text:s text:c="16"/>REPORTED SPEECH</text:span><text:span text:style-name="T1"/></text:p>
      <text:p text:style-name="P3"/>
      <text:list xml:id="list204193759" text:style-name="WWNum1">
        <text:list-item>
          <text:p text:style-name="P15"><text:span text:style-name="T2">Present Simple ------------------------ <text:s/>Past Simple</text:span><text:span text:style-name="T5"/></text:p>
        </text:list-item>
      </text:list>
      <text:p text:style-name="P2"><text:span text:style-name="T3">“I work at UTFPR” – <text:s/></text:span><text:span text:style-name="T4">Simone said that she worked at UTFPR</text:span><text:span text:style-name="T3"/></text:p>
      <text:p text:style-name="P2"><text:span text:style-name="T3">“Pedro, do you have any brothers and sisters?” </text:span><text:span text:style-name="T3"/></text:p>
      <text:p text:style-name="P4"/>
      <text:list xml:id="list90936112979845" text:continue-numbering="true" text:style-name="WWNum1">
        <text:list-item>
          <text:p text:style-name="P15"><text:span text:style-name="T2">Present Continuous <text:tab/>-----------------</text:span><text:span text:style-name="T5"><text:tab/></text:span><text:span text:style-name="T2">Past Continuous </text:span><text:span text:style-name="T5"/></text:p>
        </text:list-item>
      </text:list>
      <text:p text:style-name="P2"><text:span text:style-name="T3">“I’m doing homework right now”. <text:s/></text:span><text:span text:style-name="T4">Simone said that she was doing homework at that moment</text:span><text:span text:style-name="T3"/></text:p>
      <text:p text:style-name="P2"><text:span text:style-name="T3">“Rodrigo, what are you cooking?” </text:span><text:span text:style-name="T3"/></text:p>
      <text:p text:style-name="P4"/>
      <text:list xml:id="list90935745704831" text:continue-numbering="true" text:style-name="WWNum1">
        <text:list-item>
          <text:p text:style-name="P15"><text:span text:style-name="T2">Future “Will”<text:tab/>-----------------------<text:tab/>Conditional (would)</text:span><text:span text:style-name="T5"/></text:p>
        </text:list-item>
      </text:list>
      <text:p text:style-name="P2"><text:span text:style-name="T3">“Airton, I’ll love you forever.” <text:s/></text:span><text:span text:style-name="T4">Simone told Airton that she would love him forever</text:span><text:span text:style-name="T3"/></text:p>
      <text:p text:style-name="P2"><text:span text:style-name="T3">“Will you arrive on time, Marcos?” </text:span><text:span text:style-name="T3"/></text:p>
      <text:p text:style-name="P4"/>
      <text:list xml:id="list90935499575962" text:continue-numbering="true" text:style-name="WWNum1">
        <text:list-item>
          <text:p text:style-name="P15"><text:span text:style-name="T2">Future “Going to” --------------------<text:tab/>Conditional</text:span><text:span text:style-name="T5"/></text:p>
        </text:list-item>
      </text:list>
      <text:p text:style-name="P2"><text:span text:style-name="T3">“I’m not going to travel next January.” </text:span><text:span text:style-name="T4">Simone said that she wasn’t going to travel the following (seguinte) January/ Simone said that she wouldn’t travel</text:span><text:span text:style-name="T3"/></text:p>
      <text:p text:style-name="P2"><text:span text:style-name="T3">“Kids, are you going to cook dinner tonight? </text:span><text:span text:style-name="T4">Simone asked her kids if they would cook dinner that night/ Simone asked her kids if they were going to cook dinner that night</text:span><text:span text:style-name="T3"/></text:p>
      <text:p text:style-name="P4"/>
      <text:list xml:id="list90936411561758" text:continue-numbering="true" text:style-name="WWNum1">
        <text:list-item>
          <text:p text:style-name="P15"><text:span text:style-name="T2">Conditional ----------------------------<text:tab/>Conditional</text:span><text:span text:style-name="T5"/></text:p>
        </text:list-item>
      </text:list>
      <text:p text:style-name="P2"><text:span text:style-name="T3">“Hey, you, would you like to watch a movie tonight? “ </text:span><text:span text:style-name="T4">Simone asked me if I <text:s/>would like to watch a movie that night</text:span><text:span text:style-name="T3"/></text:p>
      <text:p text:style-name="P4"/>
      <text:list xml:id="list90936450095421" text:continue-numbering="true" text:style-name="WWNum1">
        <text:list-item>
          <text:p text:style-name="P15"><text:span text:style-name="T2">Present Perfect -----------------------<text:tab/>Past Perfect </text:span><text:span text:style-name="T5"/></text:p>
        </text:list-item>
      </text:list>
      <text:p text:style-name="P2"><text:span text:style-name="T2">HAVE/HAS + verb (third column) <text:s text:c="7"/>HAD + VERB (THIRD COLUMN)</text:span><text:span text:style-name="T2"/></text:p>
      <text:p text:style-name="P2"><text:span text:style-name="T3">“I’ve bought a new car.” </text:span><text:span text:style-name="T4">Simone said that she had bought a new car</text:span><text:span text:style-name="T3"/></text:p>
      <text:p text:style-name="P2"><text:span text:style-name="T3">“Robson, have you seen Islan?” </text:span><text:span text:style-name="T4">Simone asked Robson if he had seen Islan</text:span><text:span text:style-name="T3"/></text:p>
      <text:p text:style-name="P4"/>
      <text:list xml:id="list90936519224309" text:continue-numbering="true" text:style-name="WWNum1">
        <text:list-item>
          <text:p text:style-name="P15"><text:span text:style-name="T2">Past Simple ----------------------------<text:tab/>Past Perfect </text:span><text:span text:style-name="T5"/></text:p>
        </text:list-item>
      </text:list>
      <text:p text:style-name="P2"><text:span text:style-name="T3">“I went to the supermarket yesterday.” </text:span><text:span text:style-name="T4">Simone told me that she had gone the day before/ the previous day</text:span><text:span text:style-name="T3"/></text:p>
      <text:p text:style-name="P2"><text:span text:style-name="T3">“Did you do the dishes last night, honey?” </text:span><text:span text:style-name="T4">Simone asked to Airton if he had <text:s/>done the dishes the night before</text:span><text:span text:style-name="T3"/></text:p>
      <text:p text:style-name="P4"/>
      <text:list xml:id="list90935381795065" text:continue-numbering="true" text:style-name="WWNum1">
        <text:list-item>
          <text:p text:style-name="P15"><text:span text:style-name="T2">Past Perfect ---------------------------<text:tab/>Past Perfect</text:span><text:span text:style-name="T5"/></text:p>
        </text:list-item>
      </text:list>
      <text:p text:style-name="P2"><text:span text:style-name="T3">“I had bought my new car the day before we met” </text:span><text:span text:style-name="T4">Simone told me that she had bought her new car the day before we had met </text:span><text:span text:style-name="T3"/></text:p>
      <text:p text:style-name="P4"/>
      <text:list xml:id="list3416225664" text:style-name="WWNum2">
        <text:list-item>
          <text:p text:style-name="P16"><text:span text:style-name="T2">Must</text:span><text:span text:style-name="T5"> </text:span><text:span text:style-name="T1">------------------------------------<text:tab/></text:span><text:span text:style-name="T2">Had to</text:span><text:span text:style-name="T5"/></text:p>
          <text:p text:style-name="P16"><text:soft-page-break/></text:p>
        </text:list-item>
      </text:list>
      <text:p text:style-name="P2"><text:span text:style-name="T3">“My friend, you must work hard if you want to get a promotion.” </text:span><text:span text:style-name="T3"/></text:p>
      <text:p text:style-name="P18"><text:span text:style-name="T3">Simone told her friend that she had to work hard if she wanted to get a promotion </text:span><text:span text:style-name="T3"/></text:p>
      <text:p text:style-name="P2"/>
      <text:p text:style-name="P5"/>
      <text:list xml:id="list90935377994288" text:continue-numbering="true" text:style-name="WWNum2">
        <text:list-item>
          <text:p text:style-name="P16"><text:span text:style-name="T2">May/might</text:span><text:span text:style-name="T5"> </text:span><text:span text:style-name="T1">------------------------------------<text:tab/></text:span><text:span text:style-name="T2">might</text:span><text:span text:style-name="T5"/></text:p>
        </text:list-item>
      </text:list>
      <text:p text:style-name="P2"><text:span text:style-name="T3">“He may not accept my proposal” </text:span><text:span text:style-name="T3"/></text:p>
      <text:p text:style-name="P6">Simone said that he migth not accept her proposal </text:p>
      <text:p text:style-name="P5"/>
      <text:p text:style-name="P4"/>
      <text:p text:style-name="Standard"><text:span text:style-name="T6">TIME EXPRESSIONS</text:span><text:span text:style-name="T6"/></text:p>
      <text:list text:style-name="WWNum3">
        <text:list-item>
          <text:p text:style-name="P17"><text:span text:style-name="T5">Now –&gt; Then</text:span><text:span text:style-name="T5"/></text:p>
        </text:list-item>
        <text:list-item>
          <text:p text:style-name="P17"><text:span text:style-name="T5">Today –&gt; That day</text:span><text:span text:style-name="T5"/></text:p>
        </text:list-item>
        <text:list-item>
          <text:p text:style-name="P17"><text:span text:style-name="T5">Here –&gt; There</text:span><text:span text:style-name="T5"/></text:p>
        </text:list-item>
        <text:list-item>
          <text:p text:style-name="P17"><text:span text:style-name="T5">This –&gt; That</text:span><text:span text:style-name="T5"/></text:p>
        </text:list-item>
        <text:list-item>
          <text:p text:style-name="P17"><text:span text:style-name="T5">Tomorrow –&gt; The following day/ The next day/ The day after</text:span><text:span text:style-name="T5"/></text:p>
        </text:list-item>
        <text:list-item>
          <text:p text:style-name="P17"><text:span text:style-name="T5">Next week –&gt; The following week/ The next week/ The week after</text:span><text:span text:style-name="T5"/></text:p>
        </text:list-item>
        <text:list-item>
          <text:p text:style-name="P17"><text:span text:style-name="T5">Yesterday –&gt; The previous day/ The day before</text:span><text:span text:style-name="T5"/></text:p>
        </text:list-item>
        <text:list-item>
          <text:p text:style-name="P17"><text:span text:style-name="T5">Last week –&gt; The previous week/ The week before</text:span><text:span text:style-name="T5"/></text:p>
        </text:list-item>
        <text:list-item>
          <text:p text:style-name="P17"><text:span text:style-name="T5">Ago –&gt; Before</text:span><text:span text:style-name="T5"/></text:p>
        </text:list-item>
        <text:list-item>
          <text:p text:style-name="P17"><text:span text:style-name="T5">Tonight –&gt; That night</text:span><text:span text:style-name="T5"/></text:p>
        </text:list-item>
      </text:list>
      <text:p text:style-name="P4"/>
      <text:p text:style-name="P19"><text:span text:style-name="T7">Robson to his wife: “I love you.” <text:tab/></text:span><text:span text:style-name="T7"/></text:p>
      <text:p text:style-name="P19"><text:span text:style-name="T8">Robson told his wife that he loved her</text:span><text:span text:style-name="T7"/></text:p>
      <text:p text:style-name="P20"><text:span text:style-name="T7">Eric to Rafa: “Do you want to dance?” </text:span><text:span text:style-name="T7"/></text:p>
      <text:p text:style-name="P22"><text:span text:style-name="T7">Eric asked Rafa if she would </text:span><text:span text:style-name="T9">like to </text:span><text:span text:style-name="T7">dance</text:span><text:span text:style-name="T7"/></text:p>
      <text:p text:style-name="P21"><text:span text:style-name="T7">Kenzo to his teacher: “I’m tired.” <text:line-break/></text:span><text:span text:style-name="T8">kenzo sa</text:span><text:span text:style-name="T9">i</text:span><text:span text:style-name="T8">ed to his teacher that he was tired</text:span><text:span text:style-name="T7"/></text:p>
      <text:p text:style-name="Standard"><text:span text:style-name="T7">Reinaldo to Lucas: “Do you like soccer?” <text:line-break/></text:span><text:span text:style-name="T8">Akesd if he liked soccer</text:span><text:span text:style-name="T7"/></text:p>
      <text:p text:style-name="Standard"><text:span text:style-name="T7">Arthur to his girlfriend: “I don’t like rock music.” </text:span><text:span text:style-name="T7"/></text:p>
      <text:p text:style-name="P23"><text:span text:style-name="T7">said that he didn’t like rock music</text:span><text:span text:style-name="T7"/></text:p>
      <text:p text:style-name="Standard"><text:span text:style-name="T7">Marcelo to Leandro: “What kind of movies do you like?” </text:span><text:span text:style-name="T7"/></text:p>
      <text:p text:style-name="P23"><text:soft-page-break/><text:span text:style-name="T9">Marcelo </text:span><text:span text:style-name="T7">asked </text:span><text:span text:style-name="T9">L</text:span><text:span text:style-name="T7">eandro what kind of movies he liked</text:span><text:span text:style-name="T7"/></text:p>
      <text:p text:style-name="Standard"><text:span text:style-name="T7">Lara to her husband: “I’ll make a reservation.” </text:span><text:span text:style-name="T7"/></text:p>
      <text:p text:style-name="P23"><text:span text:style-name="T7">Lara said </text:span><text:span text:style-name="T9">to her</text:span><text:span text:style-name="T7"> that she </text:span><text:span text:style-name="T9">would</text:span><text:span text:style-name="T7"> ma</text:span><text:span text:style-name="T9">k</text:span><text:span text:style-name="T7">e a reservation</text:span><text:span text:style-name="T7"/></text:p>
      <text:p text:style-name="Standard"><text:span text:style-name="T7">Daniel to me: “Are you afraid of the dark?” <text:line-break/></text:span><text:span text:style-name="T8">Daniel aked </text:span><text:span text:style-name="T9">Simone</text:span><text:span text:style-name="T8"> if </text:span><text:span text:style-name="T9">she </text:span><text:span text:style-name="T8">was afraid </text:span><text:span text:style-name="T9">of </text:span><text:span text:style-name="T8">the dark</text:span><text:span text:style-name="T7"/></text:p>
      <text:p text:style-name="P24"><text:span text:style-name="T7">Edna to Vergara: “I’ve seen that movie twice.”</text:span><text:span text:style-name="T7"/></text:p>
      <text:p text:style-name="P24"><text:span text:style-name="T8">Edna </text:span><text:span text:style-name="T9">told</text:span><text:span text:style-name="T8"> vergada that she had s</text:span><text:span text:style-name="T9">een</text:span><text:span text:style-name="T8"> that movie twice</text:span><text:span text:style-name="T7"> </text:span><text:span text:style-name="T7"/></text:p>
      <text:p text:style-name="Standard"><text:span text:style-name="T7">Davi to Fabian: “I live in the city.” </text:span><text:span text:style-name="T7"/></text:p>
      <text:p text:style-name="P23"><text:span text:style-name="T7">said to fabian that he lived in the city</text:span><text:span text:style-name="T7"/></text:p>
      <text:p text:style-name="Standard"><text:span text:style-name="T7">Nuria to Davi: “Where did you go?” </text:span><text:span text:style-name="T7"/></text:p>
      <text:p text:style-name="P23"><text:span text:style-name="T7">asked </text:span><text:span text:style-name="T9">davi</text:span><text:span text:style-name="T7"> where he </text:span><text:span text:style-name="T9">ha gone</text:span><text:span text:style-name="T7"/></text:p>
      <text:p text:style-name="Standard"><text:span text:style-name="T7">Lis to her daughters: “You can do it.” </text:span><text:span text:style-name="T7"/></text:p>
      <text:p text:style-name="P23"><text:span text:style-name="T9">told</text:span><text:span text:style-name="T7"> her … that </text:span><text:span text:style-name="T9">they</text:span><text:span text:style-name="T7"> could d</text:span><text:span text:style-name="T9">o</text:span><text:span text:style-name="T7"> that</text:span><text:span text:style-name="T7"/></text:p>
      <text:p text:style-name="Standard"><text:span text:style-name="T7">My students to me: “Can you swim?” </text:span><text:span text:style-name="T7"/></text:p>
      <text:p text:style-name="P24"><text:span text:style-name="T9">Simone’s students her</text:span><text:span text:style-name="T8"> if </text:span><text:span text:style-name="T9">she</text:span><text:span text:style-name="T8"> could swim</text:span><text:span text:style-name="T7"/></text:p>
      <text:p text:style-name="Standard"><text:span text:style-name="T7">Abigail to her best friend: “I saw that movie on TV.”</text:span><text:span text:style-name="T7"/></text:p>
      <text:p text:style-name="P23"><text:span text:style-name="T7">that she had s</text:span><text:span text:style-name="T9">een that movie on TV</text:span><text:span text:style-name="T7"/></text:p>
      <text:p text:style-name="Standard"><text:span text:style-name="T7">Islan to a tourist: “Where are you from?” </text:span><text:span text:style-name="T7"/></text:p>
      <text:p text:style-name="P25"><text:span text:style-name="T9">Islan asked a tourist</text:span><text:span text:style-name="T18"> where </text:span><text:span text:style-name="T19">she</text:span><text:span text:style-name="T18"> was from</text:span><text:span text:style-name="T7"/></text:p>
      <text:p text:style-name="P9"/>
      <text:p text:style-name="P7"/>
      <text:p text:style-name="P7"/>
      <text:p text:style-name="P7"><text:soft-page-break/></text:p>
      <text:p text:style-name="P10"><text:span text:style-name="Emphasis"><text:span text:style-name="T11">Peter:</text:span></text:span><text:span text:style-name="T13"> </text:span><text:span text:style-name="T10">Hi Janet. Can you help me for a moment?</text:span><text:span text:style-name="T13"/></text:p>
      <text:p text:style-name="P10"><text:span text:style-name="T15">Peter asked janet if she could help him that moment</text:span><text:span text:style-name="T10"><text:line-break/></text:span><text:span text:style-name="Emphasis"><text:span text:style-name="T11">Janet:</text:span></text:span><text:span text:style-name="T13"> </text:span><text:span text:style-name="T10">Sure, what do you need?</text:span><text:span text:style-name="T13"/></text:p>
      <text:p text:style-name="P11"><text:span text:style-name="T10">And Janet answered that she could help and asked what he needed</text:span><text:span text:style-name="T13"/></text:p>
      <text:p text:style-name="P10"><text:span text:style-name="Emphasis"><text:span text:style-name="T11">Peter:</text:span></text:span><text:span text:style-name="T13"> </text:span><text:span text:style-name="T10">I'm not able to understand this math problem.</text:span><text:span text:style-name="T13"> <text:line-break/></text:span><text:span text:style-name="T14">Peter said that he wans’t able to understand the math problem</text:span><text:span text:style-name="T13"/></text:p>
      <text:p text:style-name="P10"><text:span text:style-name="T13"><text:line-break/></text:span><text:span text:style-name="Emphasis"><text:span text:style-name="T11">Janet:</text:span></text:span><text:span text:style-name="T13"> </text:span><text:span text:style-name="T10">Really. I think I can help, but I'm not that good at math</text:span><text:span text:style-name="T13">.</text:span><text:span text:style-name="T13"/></text:p>
      <text:p text:style-name="P11"><text:span text:style-name="T13">Jannet said that she could holp him, but she wasn’t that good at math</text:span><text:span text:style-name="T13"/></text:p>
      <text:p text:style-name="P10"><text:span text:style-name="Emphasis"><text:span text:style-name="T11">Peter:</text:span></text:span><text:span text:style-name="T13"> </text:span><text:span text:style-name="T10">But I remember you were able to solve all the problems last semester!</text:span><text:span text:style-name="T13"/></text:p>
      <text:p text:style-name="P10"><text:span text:style-name="T14">Peter reminded janet that she could solve all the problems the semester before</text:span><text:span text:style-name="T13"><text:line-break/></text:span><text:span text:style-name="Emphasis"><text:span text:style-name="T11">Janet:</text:span></text:span><text:span text:style-name="T13"> </text:span><text:span text:style-name="T10">Yes, that's right. Let me see the problem.</text:span><text:span text:style-name="T13"> </text:span><text:span text:style-name="T13"/></text:p>
      <text:p text:style-name="P11"><text:span text:style-name="T13">Jenet confirmed and asked to see the problem</text:span><text:span text:style-name="T13"/></text:p>
      <text:p text:style-name="P10"><text:span text:style-name="Emphasis"><text:span text:style-name="T11">Peter:</text:span></text:span><text:span text:style-name="T13"> </text:span><text:span text:style-name="T10">Here you go.</text:span><text:span text:style-name="T10"/></text:p>
      <text:p text:style-name="P10"><text:span text:style-name="T14">Peter showed the problems</text:span><text:span text:style-name="T13"><text:line-break/></text:span><text:span text:style-name="Emphasis"><text:span text:style-name="T11">Janet:</text:span></text:span><text:span text:style-name="Emphasis"><text:span text:style-name="T12"> </text:span></text:span><text:span text:style-name="T10">Are you sure you're not able to do this?</text:span><text:span text:style-name="T10"/></text:p>
      <text:p text:style-name="P11"><text:span text:style-name="T10">Janet asked if he were sure he wasn’t able to do that </text:span><text:span text:style-name="T10"/></text:p>
      <text:p text:style-name="P10"><text:span text:style-name="Emphasis"><text:span text:style-name="T11">Peter:</text:span></text:span><text:span text:style-name="T13"> </text:span><text:span text:style-name="T10">Yes, that's why I'm asking for help!</text:span><text:span text:style-name="T10"/></text:p>
      <text:p text:style-name="P10"><text:span text:style-name="T15">Peter said that was why he was asking for help </text:span><text:span text:style-name="T10"><text:line-break/></text:span><text:span text:style-name="Emphasis"><text:span text:style-name="T11">Janet:</text:span></text:span><text:span text:style-name="T13"> </text:span><text:span text:style-name="T10">OK. After I explain this, you'll be able to do without any problems.</text:span><text:span text:style-name="T10"/></text:p>
      <text:p text:style-name="P8"><text:s/>Janet explained to him and said that after that he would be able to do anymostrou problems <text:s text:c="3"/></text:p>
      <text:p text:style-name="P12"><text:span text:style-name="T16">Aylin:</text:span><text:span text:style-name="T17"> Good morning Mr David, I’d like you to meet Dr Sen.</text:span><text:span text:style-name="T17"/></text:p>
      <text:p text:style-name="P13"><text:span text:style-name="T17">Aylin said to good morning to mr david and said that she would like to introduce him to dr sen</text:span><text:span text:style-name="T17"/></text:p>
      <text:p text:style-name="P12"><text:span text:style-name="T16">Mr David:</text:span><text:span text:style-name="T17"> Good morning. It’s nice to meet you, Dr Sen</text:span><text:span text:style-name="T17"/></text:p>
      <text:p text:style-name="P13"><text:span text:style-name="T17">mr david said that was nice to meet dr sen</text:span><text:span text:style-name="T17"/></text:p>
      <text:p text:style-name="P12"><text:span text:style-name="T16">Dr Sen: </text:span><text:span text:style-name="T17">Pleasure to meet you, too.</text:span><text:span text:style-name="T17"/></text:p>
      <text:p text:style-name="P13"><text:span text:style-name="T17">Dr sen said that was a pleasure to meet him</text:span><text:span text:style-name="T17"/></text:p>
      <text:p text:style-name="P12"><text:span text:style-name="T16">Aylin:</text:span><text:span text:style-name="T17"> Dr Sen is from the UK. She just finished writing a book on cancer prevention.</text:span><text:span text:style-name="T17"/></text:p>
      <text:p text:style-name="P13"><text:span text:style-name="T17">Aylin said that dr sen was from the uk and she had just finished a book on cancer preveention</text:span><text:span text:style-name="T17"/></text:p>
      <text:p text:style-name="P12"><text:span text:style-name="T16">Mr David:</text:span><text:span text:style-name="T17"> I also belong to that field. I work for the United Nations.</text:span><text:span text:style-name="T17"/></text:p>
      <text:p text:style-name="P13"><text:span text:style-name="T17">Mr david said that he also belonged to that field and he worked for the united nations</text:span><text:span text:style-name="T17"/></text:p>
      <text:p text:style-name="P12"><text:span text:style-name="T16">Dr Sen:</text:span><text:span text:style-name="T17"> Are you from the development program team?</text:span><text:span text:style-name="T17"/></text:p>
      <text:p text:style-name="P13"><text:span text:style-name="T17">Dr sen asked if he were from the development program team</text:span><text:span text:style-name="T17"/></text:p>
      <text:p text:style-name="P12"><text:span text:style-name="T16">Mr David:</text:span><text:span text:style-name="T17"> Yes you are right, but how did you know?</text:span><text:span text:style-name="T17"/></text:p>
      <text:p text:style-name="P13"><text:soft-page-break/><text:span text:style-name="T17">Mr david answered that he was and asked how she knew</text:span><text:span text:style-name="T17"/></text:p>
      <text:p text:style-name="P12"><text:span text:style-name="T16">Dr Sen:</text:span><text:span text:style-name="T17"> I’ve read some of your previous articles. They’re very good.</text:span><text:span text:style-name="T17"/></text:p>
      <text:p text:style-name="P26">Dr sen said that she had read some of his previous articles and that they were very good</text:p>
      <text:p text:style-name="P26"/>
      <text:p text:style-name="P26"/>
      <text:p text:style-name="P27"><text:bookmark text:name="docs-internal-guid-4ffe12c8-7fff-e243-c01d-e84513718c7f"/><text:span text:style-name="T20">Mike: "Hello, Liz! What are you doing here? I haven't seen you since June."</text:span><text:span text:style-name="T21"><text:line-break/></text:span><text:span text:style-name="T20">Liz: "I've just come back from my holiday in Ireland."</text:span><text:span text:style-name="T21"><text:line-break/></text:span><text:span text:style-name="T20">Mike: "Did you enjoy it?"</text:span><text:span text:style-name="T21"><text:line-break/></text:span><text:span text:style-name="T20">Liz: "I love Ireland. And the Irish people were so friendly."</text:span><text:span text:style-name="T21"><text:line-break/></text:span><text:span text:style-name="T20">Mike: "Did you go to the Wicklow Mountains?"</text:span><text:span text:style-name="T21"><text:line-break/></text:span><text:span text:style-name="T20">Liz: "It was my first trip. I can show you some pictures. Are you doing anything tomorrow?"</text:span><text:span text:style-name="T21"><text:line-break/></text:span><text:span text:style-name="T20">Mike: "I must arrange a couple of things. But I am free tonight."</text:span><text:span text:style-name="T21"><text:line-break/></text:span><text:span text:style-name="T20">Liz: "You might come to my place. What time shall we meet?"</text:span><text:span text:style-name="T21"><text:line-break/></text:span><text:span text:style-name="T20">Mike: "I'll be there at eight. Is it all right?"</text:span></text:p>
      <text:p text:style-name="Text_20_body"/>
      <text:p text:style-name="P28">Mike asked Liz what she was doing there and  that he hadn't seen her since June. Liz answered that she had just returned from her holiday in Ireland. Mike asked  if she had enjoyed it,  Liz answered that she loved Ireland and found the Irish people very friendly. Mike asked if she had visited the Wicklow Mountains. Liz said that it was her first trip and offered to show Mike some pictures. Mike said that he needed to arrange a few things for the next day but was free that night. Liz suggested that he come to her place and asked what time they should meet. Mike answered that he would be there at eight and asked if that was alright.</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ans-serif"/>
    <style:font-face style:name="Wingdings" svg:font-family="Wingdings" style:font-adornments="Normal" style:font-pitch="variable"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mp"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fcit</meta:initial-creator>
    <meta:editing-cycles>19</meta:editing-cycles>
    <meta:creation-date>2021-06-15T18:56:00</meta:creation-date>
    <dc:date>2024-04-05T09:09:34.536000000</dc:date>
    <meta:editing-duration>PT10H24S</meta:editing-duration>
    <meta:generator>LibreOffice/7.4.7.2$Windows_X86_64 LibreOffice_project/723314e595e8007d3cf785c16538505a1c878ca5</meta:generator>
    <meta:document-statistic meta:table-count="0" meta:image-count="0" meta:object-count="0" meta:page-count="5" meta:paragraph-count="103" meta:word-count="1303" meta:character-count="6978" meta:non-whitespace-character-count="5723"/>
    <meta:user-defined meta:name="AppVersion">16.0000</meta:user-defined>
    <meta:template xlink:type="simple" xlink:actuate="onRequest" xlink:title="Normal" xlink:href=""/>
  </office:meta>
</office:document-meta>
</file>